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1c46"/>
    </style:style>
    <style:style style:name="P2" style:family="paragraph" style:parent-style-name="Standard">
      <style:text-properties officeooo:rsid="00071c46" officeooo:paragraph-rsid="00071c46"/>
    </style:style>
    <style:style style:name="T1" style:family="text">
      <style:text-properties officeooo:rsid="00071c46"/>
    </style:style>
    <style:style style:name="T2" style:family="text">
      <style:text-properties fo:font-variant="normal" fo:text-transform="none" fo:color="#1a1918" loext:opacity="100%" style:font-name="ArialMT" fo:font-size="15.6000003814697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trol FlowStatements </text:p>
      <text:p text:style-name="P1">Apex fornisce istruzioni if-else, istruzioni switch e loop per controllare il flusso di esecuzione del codice.</text:p>
      <text:p text:style-name="P1">Le dichiarazioni sono generalmente eseguite riga per riga, nell'ordine in cui appaiono. </text:p>
      <text:p text:style-name="P1">Con le istruzioni del flusso di controllo, è possibile eseguire il codice Apex in base a una determinata condizione oppure eseguire ripetutamente un blocco di codice. </text:p>
      <text:p text:style-name="P2">IF-ELSE</text:p>
      <text:p text:style-name="P2">La parte else è sempre facoltativa e raggruppa sempre con il più vicino if. </text:p>
      <text:p text:style-name="P2"><text:span text:style-name="T2">È possibile ripetere else if, seguito da una condizione.</text:span> </text:p>
      <text:p text:style-name="P2">WHILE</text:p>
      <text:p text:style-name="P2">Il ciclo Apex while esegue ripetutamente un blocco di codice finché una particolare condizione booleana rimane vera. </text:p>
      <text:p text:style-name="P2">•Esegue una dichiarazione se il test booleano restituisce True</text:p>
      <text:p text:style-name="P2">•L'esecuzione si interromperà quando il valore della condizione diventa Falso.</text:p>
      <text:p text:style-name="P2">•Il test ha luogo prima di ogni iterazione. </text:p>
      <text:p text:style-name="P2">DO-WHILE</text:p>
      <text:p text:style-name="P2">Il ciclo do-while Apex esegue ripetutamente un blocco di codice finché una particolare condizione booleana rimane vera. </text:p>
      <text:p text:style-name="P2">LOOP</text:p>
      <text:p text:style-name="P2">Apex supporta cinque tipi di loop procedurali.</text:p>
      <text:p text:style-name="P2">Questi tipi di loop procedurali sono supportati:</text:p>
      <text:p text:style-name="P2">• do {statement}while(Boolean_condition);</text:p>
      <text:p text:style-name="P2">•while(Boolean_condition) do {statement}; </text:p>
      <text:p text:style-name="P2">• for (initialization;Boolean_exit_condition;increment) {istruzione;}</text:p>
      <text:p text:style-name="P2">• for (variabile:array_or_set) {istruzione;}</text:p>
      <text:p text:style-name="P2">• for (variabile: [inline_soql_query]) {istruzione;} </text:p>
      <text:p text:style-name="P2">Tutti i loop consentono strutture di controllo del loop:</text:p>
      <text:p text:style-name="P2">• break: esce dall'intero ciclo</text:p>
      <text:p text:style-name="P2">• continue: salta alla successiva iterazione del ciclo </text:p>
      <text:p text:style-name="P2">FOR</text:p>
      <text:p text:style-name="P2">Apex supporta tre varianti del ciclo for:</text:p>
      <text:p text:style-name="P2">• Il ciclo tradizionale :</text:p>
      <text:p text:style-name="P2"><text:tab/>for (init_stmt;exit_condition;increment_stmt) {code_block} </text:p>
      <text:p text:style-name="P2">•Ciclo di iterazione per le collection:</text:p>
      <text:p text:style-name="P2"><text:tab/>for (variabile:list_or_set) {code_block}</text:p>
      <text:p text:style-name="P1"><text:span text:style-name="T1">dove la variabile deve essere dello stesso tipo primitivo o sObject di list_or_set<text:line-break/></text:span>•Il SOQL per il ciclo: </text:p>
      <text:p text:style-name="P1"><text:tab/>for (variabile: [soql_query]) {code_block}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7T19:51:03.291000000</meta:creation-date>
    <dc:date>2023-12-17T20:00:14.554000000</dc:date>
    <meta:editing-duration>PT9M11S</meta:editing-duration>
    <meta:editing-cycles>1</meta:editing-cycles>
    <meta:document-statistic meta:table-count="0" meta:image-count="0" meta:object-count="0" meta:page-count="1" meta:paragraph-count="33" meta:word-count="246" meta:character-count="1810" meta:non-whitespace-character-count="1580"/>
    <meta:generator>LibreOffice/7.5.3.2$Windows_X86_64 LibreOffice_project/9f56dff12ba03b9acd7730a5a481eea045e468f3</meta:generator>
  </office:meta>
</office:document-meta>
</file>